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4dd1"/>
    </style:style>
    <style:style style:name="P2" style:family="paragraph">
      <style:paragraph-properties fo:text-align="center"/>
    </style:style>
    <style:style style:name="T1" style:family="text">
      <style:text-properties officeooo:rsid="001a86da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"islemler.h"</text:p>
      <text:p text:style-name="Standard">#include &lt;string&gt;</text:p>
      <text:p text:style-name="Standard">#include &lt;iostream&gt;</text:p>
      <text:p text:style-name="Standard">#include &lt;sstream&gt;</text:p>
      <text:p text:style-name="Standard"/>
      <text:p text:style-name="Standard">using namespace std;</text:p>
      <text:p text:style-name="Standard"/>
      <text:p text:style-name="Standard">Islemler::Islemler()</text:p>
      <text:p text:style-name="Standard">{</text:p>
      <text:p text:style-name="Standard"><text:tab/>this-&gt;doluEvSayisi = 0;</text:p>
      <text:p text:style-name="Standard"><text:tab/>this-&gt;toplamEvSayisi = 41*5;</text:p>
      <text:p text:style-name="Standard"><text:tab/>this-&gt;toplamAramaSayisi = 0;</text:p>
      <text:p text:style-name="Standard"><text:tab/>this-&gt;toplamAramaUzunlugu = 0;</text:p>
      <text:p text:style-name="Standard">}</text:p>
      <text:p text:style-name="Standard"/>
      <text:p text:style-name="Standard">void Islemler::oku()</text:p>
      <text:p text:style-name="Standard">{</text:p>
      <text:p text:style-name="Standard"><text:tab/>this-&gt;txt.open("books.txt");</text:p>
      <text:p text:style-name="Standard"><text:tab/>kovalar = new Kova[41];</text:p>
      <text:p text:style-name="Standard"><text:tab/>for(int i = 0; i &lt; 41; i++)</text:p>
      <text:p text:style-name="Standard"><text:tab/>{</text:p>
      <text:p text:style-name="Standard"><text:tab/><text:tab/>Kova kova;</text:p>
      <text:p text:style-name="Standard"><text:tab/><text:tab/>kovalar[i] = kova;</text:p>
      <text:p text:style-name="Standard"><text:tab/>}</text:p>
      <text:p text:style-name="Standard"><text:tab/></text:p>
      <text:p text:style-name="Standard"><text:tab/>bin.open("booksHash.bin", ios::binary | ios::out);</text:p>
      <text:p text:style-name="Standard"><text:tab/>txt.seekg(0);</text:p>
      <text:p text:style-name="Standard"><text:tab/></text:p>
      <text:p text:style-name="Standard"><text:tab/>string isbn;</text:p>
      <text:p text:style-name="Standard"><text:tab/>string isim;</text:p>
      <text:p text:style-name="Standard"><text:tab/>string yazar;</text:p>
      <text:p text:style-name="Standard"><text:tab/>string fiyat;</text:p>
      <text:p text:style-name="Standard"><text:tab/>string bos; //bos satir</text:p>
      <text:p text:style-name="Standard"/>
      <text:p text:style-name="Standard"><text:tab/>while (!txt.eof()){</text:p>
      <text:p text:style-name="Standard"><text:tab/><text:tab/>getline(txt, isbn);</text:p>
      <text:p text:style-name="Standard"><text:tab/><text:tab/>getline(txt, isim);</text:p>
      <text:p text:style-name="Standard"><text:tab/><text:tab/>getline(txt, yazar);</text:p>
      <text:p text:style-name="Standard"><text:tab/><text:tab/>getline(txt, fiyat);</text:p>
      <text:p text:style-name="Standard"><text:tab/><text:tab/>getline(txt, bos); //bos satir</text:p>
      <text:p text:style-name="Standard"><text:tab/><text:tab/></text:p>
      <text:p text:style-name="Standard"><text:tab/><text:tab/>Kitap kitap(isbn, isim, yazar, fiyat);</text:p>
      <text:p text:style-name="Standard"><text:tab/><text:tab/>cout&lt;&lt; "kitap okundu:" &lt;&lt; kitap.toString() &lt;&lt; endl;</text:p>
      <text:p text:style-name="Standard"><text:tab/><text:tab/>kitapEkle(kitap);</text:p>
      <text:p text:style-name="Standard"><text:tab/>}</text:p>
      <text:p text:style-name="Standard"><text:tab/></text:p>
      <text:p text:style-name="Standard"><text:tab/>txt.close();</text:p>
      <text:p text:style-name="Standard"><text:tab/>bin.close();</text:p>
      <text:p text:style-name="Standard">}</text:p>
      <text:p text:style-name="Standard"/>
      <text:p text:style-name="Standard">void Islemler::hepsiniGoster()</text:p>
      <text:p text:style-name="Standard">{</text:p>
      <text:p text:style-name="Standard"><text:soft-page-break/><text:tab/>for(int i = 0; i &lt; 41; i++)</text:p>
      <text:p text:style-name="Standard"><text:tab/>{</text:p>
      <text:p text:style-name="Standard"><text:tab/><text:tab/>Kova kova = this-&gt;kovalar[i];</text:p>
      <text:p text:style-name="Standard"><text:tab/><text:tab/>cout &lt;&lt; "kova " &lt;&lt; i &lt;&lt; endl;</text:p>
      <text:p text:style-name="Standard"><text:tab/><text:tab/>cout &lt;&lt; kova.toString();</text:p>
      <text:p text:style-name="Standard"><text:tab/><text:tab/>cout &lt;&lt; "------------------------" &lt;&lt; endl;</text:p>
      <text:p text:style-name="P1"><text:tab/>}</text:p>
      <text:p text:style-name="P1">}</text:p>
      <text:p text:style-name="Standard">void Islemler::ara()</text:p>
      <text:p text:style-name="Standard">{</text:p>
      <text:p text:style-name="Standard"><text:tab/>cout &lt;&lt; "Aranacak ISBN degerini girin." &lt;&lt; endl;</text:p>
      <text:p text:style-name="Standard"><text:tab/>string terim;</text:p>
      <text:p text:style-name="Standard"><text:tab/>cin &gt;&gt; terim;</text:p>
      <text:p text:style-name="Standard"><text:tab/></text:p>
      <text:p text:style-name="Standard"><text:tab/>stringstream stringToInt(terim);</text:p>
      <text:p text:style-name="Standard"><text:tab/>int hash;</text:p>
      <text:p text:style-name="Standard"><text:tab/>stringToInt &gt;&gt; hash;</text:p>
      <text:p text:style-name="Standard"><text:tab/>hash = hash % 41;</text:p>
      <text:p text:style-name="Standard"><text:tab/>bool aramaBitti = false;</text:p>
      <text:p text:style-name="Standard"><text:tab/>int aramaUzunlugu = 0;</text:p>
      <text:p text:style-name="Standard"><text:tab/>while(!aramaBitti)</text:p>
      <text:p text:style-name="Standard"><text:tab/>{</text:p>
      <text:p text:style-name="Standard"><text:tab/><text:tab/>Kova kova = this-&gt;kovalar[hash];</text:p>
      <text:p text:style-name="Standard"><text:tab/><text:tab/>for(int i = 0; i &lt; 5; i++)</text:p>
      <text:p text:style-name="Standard"><text:tab/><text:tab/>{</text:p>
      <text:p text:style-name="Standard"><text:tab/><text:tab/><text:tab/>aramaUzunlugu++;</text:p>
      <text:p text:style-name="Standard"><text:tab/><text:tab/><text:tab/>Kitap kitap = kova.getKitap(i);</text:p>
      <text:p text:style-name="Standard"><text:tab/><text:tab/><text:tab/>if(kitap.getIsbn().compare(terim) == 0)</text:p>
      <text:p text:style-name="Standard"><text:tab/><text:tab/><text:tab/>{</text:p>
      <text:p text:style-name="Standard"><text:tab/><text:tab/><text:tab/><text:tab/>cout &lt;&lt; "Eslesen kitap: " &lt;&lt; endl;</text:p>
      <text:p text:style-name="Standard"><text:tab/><text:tab/><text:tab/><text:tab/>cout &lt;&lt; kitap.toString(); </text:p>
      <text:p text:style-name="Standard"><text:tab/><text:tab/><text:tab/><text:tab/>aramaBitti = true;</text:p>
      <text:p text:style-name="Standard"><text:tab/><text:tab/><text:tab/><text:tab/>break;</text:p>
      <text:p text:style-name="Standard"><text:tab/><text:tab/><text:tab/>}</text:p>
      <text:p text:style-name="Standard"><text:tab/><text:tab/><text:tab/>else if(kitap.getIsbn().compare("0") == 0)</text:p>
      <text:p text:style-name="Standard"><text:tab/><text:tab/><text:tab/>{</text:p>
      <text:p text:style-name="Standard"><text:tab/><text:tab/><text:tab/><text:tab/>cout &lt;&lt; "Eslesen kitap bulunamadi!" &lt;&lt; endl;</text:p>
      <text:p text:style-name="Standard"><text:tab/><text:tab/><text:tab/><text:tab/>aramaBitti = true;</text:p>
      <text:p text:style-name="Standard"><text:tab/><text:tab/><text:tab/><text:tab/>break;</text:p>
      <text:p text:style-name="Standard"><text:tab/><text:tab/><text:tab/>}</text:p>
      <text:p text:style-name="Standard"><text:tab/><text:tab/>}</text:p>
      <text:p text:style-name="Standard"><text:tab/><text:tab/></text:p>
      <text:p text:style-name="Standard"><text:tab/><text:tab/>if(!aramaBitti)</text:p>
      <text:p text:style-name="Standard"><text:tab/><text:tab/>{</text:p>
      <text:p text:style-name="Standard"><text:tab/><text:tab/><text:tab/>hash = (hash + 1) % 41;<text:tab/></text:p>
      <text:p text:style-name="Standard"><text:tab/><text:tab/>}</text:p>
      <text:p text:style-name="Standard"><text:tab/>}</text:p>
      <text:p text:style-name="Standard"><text:tab/>this-&gt;toplamAramaSayisi++;</text:p>
      <text:p text:style-name="Standard"><text:tab/>this-&gt;toplamAramaUzunlugu += aramaUzunlugu;</text:p>
      <text:p text:style-name="Standard"><text:tab/></text:p>
      <text:p text:style-name="Standard"><text:tab/>if(this-&gt;toplamAramaSayisi &gt; 0)</text:p>
      <text:p text:style-name="Standard"><text:tab/>{</text:p>
      <text:p text:style-name="Standard"><text:soft-page-break/><text:tab/><text:tab/>float ortalamaAramaUzunlugu = (float)this-&gt;toplamAramaUzunlugu/(float)this-&gt;toplamAramaSayisi;</text:p>
      <text:p text:style-name="Standard"><text:tab/><text:tab/>if(ortalamaAramaUzunlugu &gt; 4)</text:p>
      <text:p text:style-name="Standard"><text:tab/><text:tab/>{</text:p>
      <text:p text:style-name="Standard"><text:tab/><text:tab/><text:tab/>cout &lt;&lt; "Ortalama arama uzunlugu kabul edilebilir limitin uzerinde, karma dosyasini yeniden duzenlemek arama perfomansini arttirabilir!" &lt;&lt; endl;</text:p>
      <text:p text:style-name="Standard"><text:tab/><text:tab/>}</text:p>
      <text:p text:style-name="Standard"><text:tab/>}</text:p>
      <text:p text:style-name="Standard">}</text:p>
      <text:p text:style-name="Standard"/>
      <text:p text:style-name="Standard">void Islemler::kayitEkle()</text:p>
      <text:p text:style-name="Standard">{</text:p>
      <text:p text:style-name="Standard"><text:tab/>cout &lt;&lt; "ISBN degeri girin" &lt;&lt; endl;</text:p>
      <text:p text:style-name="Standard"><text:tab/>string isbn;</text:p>
      <text:p text:style-name="Standard"><text:tab/>cin &gt;&gt; isbn;</text:p>
      <text:p text:style-name="Standard"><text:tab/>cout &lt;&lt; "Kitap ismi girin" &lt;&lt; endl;</text:p>
      <text:p text:style-name="Standard"><text:tab/>string isim;</text:p>
      <text:p text:style-name="Standard"><text:tab/>cin &gt;&gt; isim;</text:p>
      <text:p text:style-name="Standard"><text:tab/>cout &lt;&lt; "Yazar ismi girin" &lt;&lt; endl;</text:p>
      <text:p text:style-name="Standard"><text:tab/>string yazar;</text:p>
      <text:p text:style-name="Standard"><text:tab/>cin &gt;&gt; yazar;</text:p>
      <text:p text:style-name="Standard"><text:tab/>cout &lt;&lt; "Fiyat girin" &lt;&lt; endl;</text:p>
      <text:p text:style-name="Standard"><text:tab/>string fiyat;</text:p>
      <text:p text:style-name="Standard"><text:tab/>cin &gt;&gt; fiyat;</text:p>
      <text:p text:style-name="Standard"><text:tab/>Kitap kitap(isbn, isim, yazar, fiyat);</text:p>
      <text:p text:style-name="Standard"><text:tab/>kitapEkle(kitap);<text:tab/></text:p>
      <text:p text:style-name="Standard">}</text:p>
      <text:p text:style-name="Standard"/>
      <text:p text:style-name="Standard">void Islemler::kitapEkle(Kitap kitap)</text:p>
      <text:p text:style-name="Standard">{</text:p>
      <text:p text:style-name="Standard"><text:tab/>int hashKod = kitap.hashKodu();</text:p>
      <text:p text:style-name="Standard"><text:tab/>bool eklendi = false;</text:p>
      <text:p text:style-name="Standard"><text:tab/>while(!eklendi)</text:p>
      <text:p text:style-name="Standard"><text:tab/>{</text:p>
      <text:p text:style-name="Standard"><text:tab/><text:tab/>Kova kova = this-&gt;kovalar[hashKod];</text:p>
      <text:p text:style-name="Standard"><text:tab/><text:tab/>if(kova.doluMu())</text:p>
      <text:p text:style-name="Standard"><text:tab/><text:tab/>{</text:p>
      <text:p text:style-name="Standard"><text:tab/><text:tab/><text:tab/>hashKod = (hashKod + 1) % 41;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<text:tab/>for(int kitapIndex = 0; kitapIndex &lt; 5; kitapIndex++)</text:p>
      <text:p text:style-name="Standard"><text:tab/><text:tab/><text:tab/>{</text:p>
      <text:p text:style-name="Standard"><text:tab/><text:tab/><text:tab/><text:tab/>if(kova.evBosMu(kitapIndex))</text:p>
      <text:p text:style-name="Standard"><text:tab/><text:tab/><text:tab/><text:tab/>{</text:p>
      <text:p text:style-name="Standard"><text:tab/><text:tab/><text:tab/><text:tab/><text:tab/>kova.setKitap(kitapIndex, kitap);</text:p>
      <text:p text:style-name="Standard"><text:tab/><text:tab/><text:tab/><text:tab/><text:tab/>eklendi = true;</text:p>
      <text:p text:style-name="Standard"><text:tab/><text:tab/><text:tab/><text:tab/><text:tab/>this-&gt;doluEvSayisi++;</text:p>
      <text:p text:style-name="Standard"><text:tab/><text:tab/><text:tab/><text:tab/><text:tab/>break;</text:p>
      <text:p text:style-name="Standard"><text:tab/><text:tab/><text:tab/><text:tab/>}</text:p>
      <text:p text:style-name="Standard"><text:tab/><text:tab/><text:tab/>}</text:p>
      <text:p text:style-name="Standard"><text:tab/><text:tab/>}</text:p>
      <text:p text:style-name="Standard"><text:soft-page-break/><text:tab/>}</text:p>
      <text:p text:style-name="Standard"><text:tab/></text:p>
      <text:p text:style-name="Standard"><text:tab/>float yogunluk = ((float)this-&gt;doluEvSayisi/(float)this-&gt;toplamEvSayisi);</text:p>
      <text:p text:style-name="Standard"><text:tab/>if(yogunluk &gt; 0.9)</text:p>
      <text:p text:style-name="Standard"><text:tab/>{</text:p>
      <text:p text:style-name="Standard"><text:tab/><text:tab/>cout &lt;&lt; "Karma dosyasi yogunlugu %90'i gecti!" &lt;&lt; endl;</text:p>
      <text:p text:style-name="Standard"><text:tab/>}</text:p>
      <text:p text:style-name="Standard">}</text:p>
      <text:p text:style-name="Standard"/>
      <text:p text:style-name="Standard">void Islemler::kayitSil()</text:p>
      <text:p text:style-name="Standard">{</text:p>
      <text:p text:style-name="Standard"><text:tab/>cout &lt;&lt; "Silinecek ISBN degerini girin." &lt;&lt; endl;</text:p>
      <text:p text:style-name="Standard"><text:tab/>string terim;</text:p>
      <text:p text:style-name="Standard"><text:tab/>cin &gt;&gt; terim;</text:p>
      <text:p text:style-name="Standard"><text:tab/></text:p>
      <text:p text:style-name="Standard"><text:tab/>stringstream stringToInt(terim);</text:p>
      <text:p text:style-name="Standard"><text:tab/>int hash;</text:p>
      <text:p text:style-name="Standard"><text:tab/>stringToInt &gt;&gt; hash;</text:p>
      <text:p text:style-name="Standard"><text:tab/>hash = hash % 41;</text:p>
      <text:p text:style-name="Standard"><text:tab/>bool aramaBitti = false;</text:p>
      <text:p text:style-name="Standard"><text:tab/>while(!aramaBitti)</text:p>
      <text:p text:style-name="Standard"><text:tab/>{</text:p>
      <text:p text:style-name="Standard"><text:tab/><text:tab/>Kova kova = this-&gt;kovalar[hash];</text:p>
      <text:p text:style-name="Standard"><text:tab/><text:tab/>for(int i = 0; i &lt; 5; i++)</text:p>
      <text:p text:style-name="Standard"><text:tab/><text:tab/>{</text:p>
      <text:p text:style-name="Standard"><text:tab/><text:tab/><text:tab/>Kitap kitap = kova.getKitap(i);</text:p>
      <text:p text:style-name="Standard"><text:tab/><text:tab/><text:tab/>if(kitap.getIsbn().compare(terim) == 0)</text:p>
      <text:p text:style-name="Standard"><text:tab/><text:tab/><text:tab/>{</text:p>
      <text:p text:style-name="Standard"><text:tab/><text:tab/><text:tab/><text:tab/>cout &lt;&lt; "Silinecek kitap: " &lt;&lt; endl;</text:p>
      <text:p text:style-name="Standard"><text:tab/><text:tab/><text:tab/><text:tab/>cout &lt;&lt; kitap.toString();</text:p>
      <text:p text:style-name="Standard"><text:tab/><text:tab/><text:tab/><text:tab/></text:p>
      <text:p text:style-name="Standard"><text:tab/><text:tab/><text:tab/><text:tab/>Kitap yeniKitap("*"+kitap.getIsbn(), kitap.getIsim(), kitap.getYazar(), kitap.getFiyat());</text:p>
      <text:p text:style-name="Standard"><text:tab/><text:tab/><text:tab/><text:tab/>kova.setKitap(i, yeniKitap);</text:p>
      <text:p text:style-name="Standard"><text:tab/><text:tab/><text:tab/><text:tab/></text:p>
      <text:p text:style-name="Standard"><text:tab/><text:tab/><text:tab/><text:tab/>aramaBitti = true;</text:p>
      <text:p text:style-name="Standard"><text:tab/><text:tab/><text:tab/><text:tab/>break;</text:p>
      <text:p text:style-name="Standard"><text:tab/><text:tab/><text:tab/>}</text:p>
      <text:p text:style-name="Standard"><text:tab/><text:tab/><text:tab/>else if(kitap.getIsbn().compare("0") == 0)</text:p>
      <text:p text:style-name="Standard"><text:tab/><text:tab/><text:tab/>{</text:p>
      <text:p text:style-name="Standard"><text:tab/><text:tab/><text:tab/><text:tab/>cout &lt;&lt; "Silinecek kitap bulunamadi!" &lt;&lt; endl;</text:p>
      <text:p text:style-name="Standard"><text:tab/><text:tab/><text:tab/><text:tab/>aramaBitti = true;</text:p>
      <text:p text:style-name="Standard"><text:tab/><text:tab/><text:tab/><text:tab/>break;</text:p>
      <text:p text:style-name="Standard"><text:tab/><text:tab/><text:tab/>}</text:p>
      <text:p text:style-name="Standard"><text:tab/><text:tab/>}</text:p>
      <text:p text:style-name="Standard"><text:tab/><text:tab/></text:p>
      <text:p text:style-name="Standard"><text:tab/><text:tab/>if(!aramaBitti)</text:p>
      <text:p text:style-name="Standard"><text:tab/><text:tab/>{</text:p>
      <text:p text:style-name="Standard"><text:tab/><text:tab/><text:tab/>hash = (hash + 1) % 41;<text:tab/></text:p>
      <text:p text:style-name="Standard"><text:tab/><text:tab/>}</text:p>
      <text:p text:style-name="Standard"><text:tab/>}</text:p>
      <text:p text:style-name="Standard">}</text:p>
      <text:p text:style-name="Standard"><text:soft-page-break/></text:p>
      <text:p text:style-name="Standard">void Islemler::istatistikler()</text:p>
      <text:p text:style-name="Standard">{</text:p>
      <text:p text:style-name="Standard"><text:tab/>cout &lt;&lt; "Dolu ev sayisi: " &lt;&lt; this-&gt;doluEvSayisi &lt;&lt; endl;</text:p>
      <text:p text:style-name="Standard"><text:tab/>cout &lt;&lt; "Toplam ev sayisi: " &lt;&lt; this-&gt;toplamEvSayisi &lt;&lt; endl; </text:p>
      <text:p text:style-name="Standard"><text:tab/>float yogunluk = ((float)this-&gt;doluEvSayisi/(float)this-&gt;toplamEvSayisi);</text:p>
      <text:p text:style-name="Standard"><text:tab/>cout &lt;&lt; "Karma dosyasi yogunlasma degeri: %" &lt;&lt; (yogunluk * 100) &lt;&lt; endl;</text:p>
      <text:p text:style-name="Standard"><text:tab/></text:p>
      <text:p text:style-name="Standard"><text:tab/>if(this-&gt;toplamAramaSayisi &gt; 0)</text:p>
      <text:p text:style-name="Standard"><text:tab/>{</text:p>
      <text:p text:style-name="Standard"><text:tab/><text:tab/>cout &lt;&lt; "Yapilan toplam arama: " &lt;&lt; this-&gt;toplamAramaSayisi &lt;&lt; endl;</text:p>
      <text:p text:style-name="Standard"><text:tab/><text:tab/>float ortalamaAramaUzunlugu = (float)this-&gt;toplamAramaUzunlugu/(float)this-&gt;toplamAramaSayisi;</text:p>
      <text:p text:style-name="Standard"><text:tab/><text:tab/>cout &lt;&lt; "Ortalama arama uzunlugu: " &lt;&lt; ortalamaAramaUzunlugu &lt;&lt; endl;</text:p>
      <text:p text:style-name="Standard"><text:tab/>}</text:p>
      <text:p text:style-name="Standard"><text:tab/>else</text:p>
      <text:p text:style-name="Standard"><text:tab/>{</text:p>
      <text:p text:style-name="Standard"><text:tab/><text:tab/>cout &lt;&lt; "Henuz arama yapilmadi." &lt;&lt; endl;</text:p>
      <text:p text:style-name="Standard"><text:tab/>}</text:p>
      <text:p text:style-name="Standard">}</text:p>
      <text:p text:style-name="Standard"/>
      <text:p text:style-name="Standard"/>
      <text:p text:style-name="Standard"><draw:line text:anchor-type="paragraph" draw:z-index="0" draw:name="Şekil1" draw:style-name="gr1" draw:text-style-name="P2" svg:x1="-1.099cm" svg:y1="0.497cm" svg:x2="18.29cm" svg:y2="0.476cm"><text:p/></draw:line></text:p>
      <text:p text:style-name="Standard"/>
      <text:p text:style-name="Standard">#include "kitap.h"</text:p>
      <text:p text:style-name="Standard">#include &lt;sstream&gt;</text:p>
      <text:p text:style-name="Standard">#include &lt;string&gt;</text:p>
      <text:p text:style-name="Standard">#include &lt;iostream&gt;</text:p>
      <text:p text:style-name="Standard"/>
      <text:p text:style-name="Standard">using namespace std;</text:p>
      <text:p text:style-name="Standard"/>
      <text:p text:style-name="Standard">//default (bos) yapıcı</text:p>
      <text:p text:style-name="Standard">Kitap::Kitap()</text:p>
      <text:p text:style-name="Standard">{</text:p>
      <text:p text:style-name="Standard">}</text:p>
      <text:p text:style-name="Standard">// parametre alan yapici</text:p>
      <text:p text:style-name="Standard">Kitap::Kitap(string isbn, string isim, string yazar, string fiyat){</text:p>
      <text:p text:style-name="Standard"><text:tab/>this-&gt;isbn = isbn;</text:p>
      <text:p text:style-name="Standard"><text:tab/>this-&gt;isim = isim;</text:p>
      <text:p text:style-name="Standard"><text:tab/>this-&gt;yazar = yazar;</text:p>
      <text:p text:style-name="Standard"><text:tab/>this-&gt;fiyat = fiyat; </text:p>
      <text:p text:style-name="Standard">}</text:p>
      <text:p text:style-name="Standard"/>
      <text:p text:style-name="Standard">string Kitap::getIsbn()</text:p>
      <text:p text:style-name="Standard">{</text:p>
      <text:p text:style-name="Standard"><text:tab/>return this-&gt;isbn;</text:p>
      <text:p text:style-name="Standard">}</text:p>
      <text:p text:style-name="Standard"/>
      <text:p text:style-name="Standard">string Kitap::getIsim()</text:p>
      <text:p text:style-name="Standard">{</text:p>
      <text:p text:style-name="Standard"><text:tab/>return this-&gt;isim;</text:p>
      <text:p text:style-name="Standard">}</text:p>
      <text:p text:style-name="Standard"><text:soft-page-break/></text:p>
      <text:p text:style-name="Standard"/>
      <text:p text:style-name="Standard">string Kitap::getYazar()</text:p>
      <text:p text:style-name="Standard">{</text:p>
      <text:p text:style-name="Standard"><text:tab/>return this-&gt;yazar;</text:p>
      <text:p text:style-name="Standard">}</text:p>
      <text:p text:style-name="Standard"/>
      <text:p text:style-name="Standard">string Kitap::getFiyat()</text:p>
      <text:p text:style-name="Standard">{</text:p>
      <text:p text:style-name="Standard"><text:tab/>return this-&gt;fiyat;</text:p>
      <text:p text:style-name="Standard">}</text:p>
      <text:p text:style-name="Standard"/>
      <text:p text:style-name="Standard">string Kitap::toString(){</text:p>
      <text:p text:style-name="Standard"><text:tab/>return "ISBN: " + this-&gt;isbn + "|" + "Isim: " + this-&gt;isim + "|" + "Yazar: " + this-&gt;yazar + "|" + "Fiyat: " + this-&gt;fiyat + "\r\n";</text:p>
      <text:p text:style-name="Standard">}</text:p>
      <text:p text:style-name="Standard"/>
      <text:p text:style-name="Standard">/*void Kitap::fromString(string serialized){</text:p>
      <text:p text:style-name="Standard"><text:tab/>string arr[4];</text:p>
      <text:p text:style-name="Standard"><text:tab/></text:p>
      <text:p text:style-name="Standard"><text:tab/>int i = 0;</text:p>
      <text:p text:style-name="Standard"><text:s text:c="4"/>istringstream ss(serialized);</text:p>
      <text:p text:style-name="Standard"><text:s text:c="4"/>string token;</text:p>
      <text:p text:style-name="Standard"><text:s text:c="4"/>while(getline(ss, token, '|') &amp;&amp; i &lt; 4)</text:p>
      <text:p text:style-name="Standard"><text:s text:c="4"/>{</text:p>
      <text:p text:style-name="Standard"><text:s text:c="4"/><text:tab/>arr[i] = token;</text:p>
      <text:p text:style-name="Standard"><text:s text:c="4"/><text:tab/>++i;</text:p>
      <text:p text:style-name="Standard"><text:tab/>}</text:p>
      <text:p text:style-name="Standard"><text:tab/></text:p>
      <text:p text:style-name="Standard"><text:tab/>this-&gt;isbn = arr[0];</text:p>
      <text:p text:style-name="Standard"><text:tab/>this-&gt;isim = arr[1];</text:p>
      <text:p text:style-name="Standard"><text:tab/>this-&gt;yazar = arr[2];</text:p>
      <text:p text:style-name="Standard"><text:tab/>this-&gt;fiyat = arr[3];</text:p>
      <text:p text:style-name="Standard">}</text:p>
      <text:p text:style-name="Standard">*/</text:p>
      <text:p text:style-name="Standard"/>
      <text:p text:style-name="Standard">// hash kodu = kitapda çünkü kitap bizim özetleyeceğimiz nesne </text:p>
      <text:p text:style-name="Standard">// hash kodu olarak 41'in modunu seçtik </text:p>
      <text:p text:style-name="Standard">// isbn i string olarak almıştık</text:p>
      <text:p text:style-name="Standard">int Kitap::hashKodu()</text:p>
      <text:p text:style-name="Standard">{</text:p>
      <text:p text:style-name="Standard"><text:tab/>stringstream stringToInt(this-&gt;isbn);</text:p>
      <text:p text:style-name="Standard"><text:tab/>int x = 0;</text:p>
      <text:p text:style-name="Standard"><text:tab/>stringToInt &gt;&gt; x;</text:p>
      <text:p text:style-name="Standard"><text:tab/>// bu yeterli olacaktır</text:p>
      <text:p text:style-name="Standard"><text:tab/>return x % 41;</text:p>
      <text:p text:style-name="Standard">}</text:p>
      <text:p text:style-name="Standard"/>
      <text:p text:style-name="Standard"/>
      <text:p text:style-name="Standard"/>
      <text:p text:style-name="Standard"/>
      <text:p text:style-name="Standard"><draw:line text:anchor-type="paragraph" draw:z-index="1" draw:name="Şekil2" draw:style-name="gr1" draw:text-style-name="P2" svg:x1="-0.422cm" svg:y1="0.504cm" svg:x2="17.654cm" svg:y2="0.483cm"><text:p/></draw:line></text:p>
      <text:p text:style-name="Standard"><text:soft-page-break/></text:p>
      <text:p text:style-name="Standard">#include "kova.h"</text:p>
      <text:p text:style-name="Standard">#include &lt;cstddef&gt;</text:p>
      <text:p text:style-name="Standard">#include &lt;iostream&gt;</text:p>
      <text:p text:style-name="Standard"/>
      <text:p text:style-name="Standard">using namespace std;</text:p>
      <text:p text:style-name="Standard"/>
      <text:p text:style-name="Standard">Kova::Kova()</text:p>
      <text:p text:style-name="Standard">{</text:p>
      <text:p text:style-name="Standard"><text:tab/>this-&gt;kitaplar = new Kitap[5];</text:p>
      <text:p text:style-name="Standard"><text:tab/>for(int i = 0; i &lt; 5; i++)</text:p>
      <text:p text:style-name="Standard"><text:tab/>{</text:p>
      <text:p text:style-name="Standard"><text:tab/><text:tab/>Kitap kitap("0", "", "", "");</text:p>
      <text:p text:style-name="Standard"><text:tab/><text:tab/>this-&gt;kitaplar[i] = kitap;</text:p>
      <text:p text:style-name="Standard"><text:tab/>}</text:p>
      <text:p text:style-name="Standard">}</text:p>
      <text:p text:style-name="Standard"/>
      <text:p text:style-name="Standard">//bir şeyi silsek bile hiç bir zaman 0 olmayacak yalnızca bos ise 0 dir</text:p>
      <text:p text:style-name="Standard">bool Kova::doluMu()</text:p>
      <text:p text:style-name="Standard">{</text:p>
      <text:p text:style-name="Standard"><text:tab/>for(int i = 0; i &lt; 5; i++)</text:p>
      <text:p text:style-name="Standard"><text:tab/>{</text:p>
      <text:p text:style-name="Standard"><text:tab/><text:tab/>Kitap kitap = this-&gt;kitaplar[i];</text:p>
      <text:p text:style-name="Standard"><text:tab/><text:tab/>if(kitap.getIsbn().compare("0") == 0)</text:p>
      <text:p text:style-name="Standard"><text:tab/><text:tab/>{</text:p>
      <text:p text:style-name="Standard"><text:tab/><text:tab/><text:tab/>return false;</text:p>
      <text:p text:style-name="Standard"><text:tab/><text:tab/>}</text:p>
      <text:p text:style-name="Standard"><text:tab/>}</text:p>
      <text:p text:style-name="Standard"><text:tab/>return true;</text:p>
      <text:p text:style-name="Standard">}</text:p>
      <text:p text:style-name="Standard"/>
      <text:p text:style-name="Standard">bool Kova::evBosMu(int i)</text:p>
      <text:p text:style-name="Standard">{</text:p>
      <text:p text:style-name="Standard"><text:tab/>if(this-&gt;kitaplar[i].getIsbn().compare("0") == 0)</text:p>
      <text:p text:style-name="Standard"><text:tab/>{</text:p>
      <text:p text:style-name="Standard"><text:tab/><text:tab/>return true;</text:p>
      <text:p text:style-name="Standard"><text:tab/>}</text:p>
      <text:p text:style-name="Standard"><text:tab/>else</text:p>
      <text:p text:style-name="Standard"><text:tab/>{</text:p>
      <text:p text:style-name="Standard"><text:tab/><text:tab/>return false;</text:p>
      <text:p text:style-name="Standard"><text:tab/>}</text:p>
      <text:p text:style-name="Standard">}</text:p>
      <text:p text:style-name="Standard"/>
      <text:p text:style-name="Standard">Kitap Kova::getKitap(int i)</text:p>
      <text:p text:style-name="Standard">{</text:p>
      <text:p text:style-name="Standard"><text:tab/>return this-&gt;kitaplar[i];</text:p>
      <text:p text:style-name="Standard">}</text:p>
      <text:p text:style-name="Standard"/>
      <text:p text:style-name="Standard">void Kova::setKitap(int i, Kitap kitap)</text:p>
      <text:p text:style-name="Standard">{</text:p>
      <text:p text:style-name="Standard"><text:tab/>this-&gt;kitaplar[i] = kitap;</text:p>
      <text:p text:style-name="Standard">}</text:p>
      <text:p text:style-name="Standard"><text:soft-page-break/></text:p>
      <text:p text:style-name="Standard">string Kova::toString()</text:p>
      <text:p text:style-name="Standard">{</text:p>
      <text:p text:style-name="Standard"><text:tab/>string temp = "";</text:p>
      <text:p text:style-name="Standard"><text:tab/>for(int i = 0; i &lt; 5; i++)</text:p>
      <text:p text:style-name="Standard"><text:tab/>{</text:p>
      <text:p text:style-name="Standard"><text:tab/><text:tab/>string kitap = this-&gt;kitaplar[i].toString();</text:p>
      <text:p text:style-name="Standard"><text:tab/><text:tab/>temp += kitap + "\n";</text:p>
      <text:p text:style-name="Standard"><text:tab/>}</text:p>
      <text:p text:style-name="Standard"><text:tab/>return temp;</text:p>
      <text:p text:style-name="Standard">}</text:p>
      <text:p text:style-name="Standard"/>
      <text:p text:style-name="Standard"><draw:line text:anchor-type="paragraph" draw:z-index="2" draw:name="Şekil3" draw:style-name="gr1" draw:text-style-name="P2" svg:x1="-0.358cm" svg:y1="0.593cm" svg:x2="17.57cm" svg:y2="0.614cm"><text:p/></draw:line></text:p>
      <text:p text:style-name="Standard"/>
      <text:p text:style-name="Standard">#include &lt;iostream&gt;</text:p>
      <text:p text:style-name="Standard">#include &lt;string&gt;</text:p>
      <text:p text:style-name="Standard">#include "islemler.h"</text:p>
      <text:p text:style-name="Standard"/>
      <text:p text:style-name="Standard">using namespace std;</text:p>
      <text:p text:style-name="Standard"/>
      <text:p text:style-name="Standard">int main(int argc, char** argv) {</text:p>
      <text:p text:style-name="Standard"><text:tab/>char secim = ' ';</text:p>
      <text:p text:style-name="Standard"><text:s text:c="4"/>// yonetici katolog sisteminin arayuzu</text:p>
      <text:p text:style-name="Standard"><text:s text:c="4"/>Islemler islemler;</text:p>
      <text:p text:style-name="Standard"><text:s text:c="4"/>//islemler.oku books.txt yi acıyor,</text:p>
      <text:p text:style-name="Standard"><text:tab/>islemler.oku();</text:p>
      <text:p text:style-name="Standard"><text:s text:c="4"/></text:p>
      <text:p text:style-name="Standard"><text:s text:c="4"/></text:p>
      <text:p text:style-name="Standard"><text:s text:c="4"/>bool dongu = true;</text:p>
      <text:p text:style-name="Standard"><text:s text:c="3"/><text:tab/>cout &lt;&lt; "KUTUPHANE YONETİCİ KATALOG SISTEMI" &lt;&lt; endl; <text:s/></text:p>
      <text:p text:style-name="Standard"><text:s text:c="4"/>while(dongu)</text:p>
      <text:p text:style-name="Standard"><text:tab/>{</text:p>
      <text:p text:style-name="Standard"><text:tab/><text:tab/>cout &lt;&lt; "1. ISBN'ye gore ara" &lt;&lt; endl;</text:p>
      <text:p text:style-name="Standard"><text:tab/><text:tab/>cout &lt;&lt; "2. Kayit ekle" &lt;&lt; endl;</text:p>
      <text:p text:style-name="Standard"><text:tab/><text:tab/>cout &lt;&lt; "3. Kayit sil" &lt;&lt; endl;</text:p>
      <text:p text:style-name="Standard"><text:tab/><text:tab/>cout &lt;&lt; "4. Karma dosyasini yazdir" &lt;&lt; endl;</text:p>
      <text:p text:style-name="Standard"><text:tab/><text:tab/>cout &lt;&lt; "5. Istatistikler" &lt;&lt; endl;</text:p>
      <text:p text:style-name="Standard"><text:tab/> <text:s text:c="3"/>cout &lt;&lt; "9. cikis" &lt;&lt; endl;<text:tab/></text:p>
      <text:p text:style-name="Standard"><text:tab/><text:tab/>cin &gt;&gt; secim;</text:p>
      <text:p text:style-name="Standard"><text:tab/><text:tab/>switch(secim)</text:p>
      <text:p text:style-name="Standard"><text:tab/><text:tab/>{</text:p>
      <text:p text:style-name="Standard"><text:tab/><text:tab/><text:tab/>case '1':</text:p>
      <text:p text:style-name="Standard"><text:tab/><text:tab/><text:tab/><text:tab/>islemler.ara();</text:p>
      <text:p text:style-name="Standard"><text:tab/><text:tab/><text:tab/><text:tab/>break;</text:p>
      <text:p text:style-name="Standard"><text:tab/><text:tab/><text:tab/>case '2':</text:p>
      <text:p text:style-name="Standard"><text:tab/><text:tab/><text:tab/><text:tab/>islemler.kayitEkle();</text:p>
      <text:p text:style-name="Standard"><text:tab/><text:tab/><text:tab/><text:tab/>break;</text:p>
      <text:p text:style-name="Standard"><text:tab/><text:tab/><text:tab/>case '3':</text:p>
      <text:p text:style-name="Standard"><text:tab/><text:tab/><text:tab/><text:tab/>islemler.kayitSil();</text:p>
      <text:p text:style-name="Standard"><text:tab/><text:tab/><text:tab/><text:tab/>break;</text:p>
      <text:p text:style-name="Standard"><text:tab/><text:tab/><text:tab/>case '4':</text:p>
      <text:p text:style-name="Standard"><text:tab/><text:tab/><text:tab/><text:tab/>islemler.hepsiniGoster();</text:p>
      <text:p text:style-name="Standard"><text:soft-page-break/><text:tab/><text:tab/><text:tab/><text:tab/>break;</text:p>
      <text:p text:style-name="Standard"><text:tab/><text:tab/><text:tab/>case '5':</text:p>
      <text:p text:style-name="Standard"><text:tab/><text:tab/><text:tab/><text:tab/>islemler.istatistikler();</text:p>
      <text:p text:style-name="Standard"><text:tab/><text:tab/><text:tab/><text:tab/>break;</text:p>
      <text:p text:style-name="Standard"><text:tab/><text:tab/><text:tab/>case '9':</text:p>
      <text:p text:style-name="Standard"><text:tab/><text:tab/><text:tab/><text:tab/>dongu = false;</text:p>
      <text:p text:style-name="Standard"><text:tab/><text:tab/><text:tab/><text:tab/>break;</text:p>
      <text:p text:style-name="Standard"><text:tab/><text:tab/><text:tab/>default:</text:p>
      <text:p text:style-name="Standard"><text:tab/><text:tab/><text:tab/><text:tab/>cout &lt;&lt; "Gecersiz secim tekrar deneyin" &lt;&lt; endl;</text:p>
      <text:p text:style-name="Standard"><text:tab/><text:tab/><text:tab/><text:tab/>break;</text:p>
      <text:p text:style-name="Standard"><text:tab/><text:tab/>}</text:p>
      <text:p text:style-name="Standard"><text:tab/>}</text:p>
      <text:p text:style-name="Standard"><text:tab/>cout &lt;&lt; "Gule gule." &lt;&lt; endl;</text:p>
      <text:p text:style-name="Standard"><text:tab/>return 0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4:17:53.393000000</meta:creation-date>
    <dc:date>2018-04-19T00:58:05.510000000</dc:date>
    <meta:editing-duration>PT1H51M30S</meta:editing-duration>
    <meta:editing-cycles>2</meta:editing-cycles>
    <meta:generator>LibreOffice/6.0.2.1$Windows_X86_64 LibreOffice_project/f7f06a8f319e4b62f9bc5095aa112a65d2f3ac89</meta:generator>
    <meta:document-statistic meta:table-count="0" meta:image-count="0" meta:object-count="0" meta:page-count="9" meta:paragraph-count="385" meta:word-count="1047" meta:character-count="7475" meta:non-whitespace-character-count="6199"/>
  </office:meta>
</office:document-meta>
</file>